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 style:list-style-name="L2">
      <style:text-properties fo:font-weight="normal" style:font-weight-asian="normal" style:font-weight-complex="normal"/>
    </style:style>
    <style:style style:name="P7" style:family="paragraph" style:parent-style-name="Standard" style:list-style-name="L3">
      <style:text-properties fo:font-weight="normal" style:font-weight-asian="normal" style:font-weight-complex="normal"/>
    </style:style>
    <style:style style:name="P8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mantic analysis</text:p>
      <text:p text:style-name="P3"/>
      <text:list xml:id="list7242879871" text:style-name="L1">
        <text:list-item>
          <text:p text:style-name="P5">Last phase of frontend of the compiler. Adds semantic information to the parse tree and builds the symbol table. The possible semantic checks done are</text:p>
          <text:list>
            <text:list-item>
              <text:p text:style-name="P5">Type checking</text:p>
            </text:list-item>
            <text:list-item>
              <text:p text:style-name="P5">Object binding</text:p>
            </text:list-item>
            <text:list-item>
              <text:p text:style-name="P5">definite assignment</text:p>
            </text:list-item>
            <text:list-item>
              <text:p text:style-name="P5">Build symbol table</text:p>
            </text:list-item>
          </text:list>
        </text:list-item>
        <text:list-item>
          <text:p text:style-name="P5">Catches erroror enforce features that are beyond the scope of the parser. This is required as some language constructs/features are not context-free. Examples of certain checks done by the semantic analyzer of <text:span text:style-name="T1">coolc</text:span> are as below. These checks are typical of a statically type checked object oriented languages</text:p>
          <text:list>
            <text:list-item>
              <text:p text:style-name="P5">Are all identifiers declared ?</text:p>
            </text:list-item>
            <text:list-item>
              <text:p text:style-name="P5">Can the types of all objects, expressions, methods, etc be determined? - Type checking</text:p>
            </text:list-item>
            <text:list-item>
              <text:p text:style-name="P5">Do the inheritance relationships between classes make sense.</text:p>
            </text:list-item>
            <text:list-item>
              <text:p text:style-name="P5">Classes must be defined only once.</text:p>
            </text:list-item>
            <text:list-item>
              <text:p text:style-name="P5">Methods in a class defined only once.</text:p>
            </text:list-item>
            <text:list-item>
              <text:p text:style-name="P5">Reserved identifiers are not misused.</text:p>
            </text:list-item>
            <text:list-item>
              <text:p text:style-name="P5">Others</text:p>
            </text:list-item>
          </text:list>
        </text:list-item>
      </text:list>
      <text:p text:style-name="P3"/>
      <text:p text:style-name="P1">Scope</text:p>
      <text:list xml:id="list550284129" text:style-name="L2">
        <text:list-item>
          <text:p text:style-name="P6">Scope of an identifier is that part of the program in which the identifier is accessible.</text:p>
        </text:list-item>
        <text:list-item>
          <text:p text:style-name="P6">One of the Binding identifier declarations with their use?????</text:p>
        </text:list-item>
        <text:list-item>
          <text:p text:style-name="P6">Types of scope</text:p>
          <text:list>
            <text:list-item>
              <text:p text:style-name="P8"><text:span text:style-name="T1">Static or lexical scope</text:span><text:span text:style-name="T2"> – The scope can be determined at compile time as it is dependent only on the program text(syntax) and nothing else.</text:span></text:p>
            </text:list-item>
            <text:list-item>
              <text:p text:style-name="P8"><text:span text:style-name="T1">Dynamic scope</text:span><text:span text:style-name="T2"> – Scope depends on the runtime behavior of the program.</text:span></text:p>
            </text:list-item>
          </text:list>
        </text:list-item>
        <text:list-item>
          <text:p text:style-name="P6">Languages implementing static scope are ALGOL descendants like C, Pascal, Ada, Java, C++, and modern languages like cool, ML, and Haskell and Lisp dialects like scheme.</text:p>
        </text:list-item>
        <text:list-item>
          <text:p text:style-name="P6">Languages implementing only dynamic scope are early versions of Lisp, SNOBOL, Logo</text:p>
        </text:list-item>
        <text:list-item>
          <text:p text:style-name="P6">Languages implementing both are Common Lisp, Perl</text:p>
        </text:list-item>
      </text:list>
      <text:p text:style-name="P3"/>
      <text:p text:style-name="P3">Types and Typechecking</text:p>
      <text:p text:style-name="P1">Symbol table</text:p>
      <text:list xml:id="list174962306" text:style-name="L3">
        <text:list-item>
          <text:p text:style-name="P7">A data structure which keeps track of the current bindings of identifiers</text:p>
        </text:list-item>
        <text:list-item>
          <text:p text:style-name="P7">Implementation - ????????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6-02T15:38:23</meta:creation-date>
    <dc:date>2012-06-08T19:31:22</dc:date>
    <dc:creator>Kempa </dc:creator>
    <meta:editing-duration>PT14H51M20S</meta:editing-duration>
    <meta:editing-cycles>13</meta:editing-cycles>
    <meta:generator>LibreOffice/3.5$Linux_x86 LibreOffice_project/350m1$Build-2</meta:generator>
    <meta:document-statistic meta:table-count="0" meta:image-count="0" meta:object-count="0" meta:page-count="1" meta:paragraph-count="27" meta:word-count="284" meta:character-count="1662" meta:non-whitespace-character-count="1428"/>
  </office:meta>
</office:document-meta>
</file>